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cd1" officeooo:paragraph-rsid="000fb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7N1W3</text:p>
      <text:p text:style-name="P1">Adresse email ?</text:p>
      <text:p text:style-name="P1">Hébergement moins cher ?</text:p>
      <text:p text:style-name="P1">Oté liens sociaux sauf facebook</text:p>
      <text:p text:style-name="P1"/>
      <text:p text:style-name="P1"/>
      <text:p text:style-name="P1">header diapo changer auto</text:p>
      <text:p text:style-name="P1">Mettre copyright photo diapo</text:p>
      <text:p text:style-name="P1"/>
      <text:p text:style-name="P1">Section à propos de nous; <text:s/>Rond à la place d’un carré background</text:p>
      <text:p text:style-name="P1">section équipe? Oté ou non ?</text:p>
      <text:p text:style-name="P1"/>
      <text:p text:style-name="P1">Appuyer téléphone pour appeler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3:44:30.067955181</meta:creation-date>
    <dc:date>2023-01-19T14:20:45.085670001</dc:date>
    <meta:editing-duration>PT36M15S</meta:editing-duration>
    <meta:editing-cycles>1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9" meta:word-count="44" meta:character-count="253" meta:non-whitespace-character-count="217"/>
  </office:meta>
</office:document-meta>
</file>